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5080" calcext:value-type="float">
            <text:p>5080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ongueur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Vocabulair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403.68</text:p>
          </table:table-cell>
        </table:table-row>
        <table:table-row table:style-name="ro1">
          <table:table-cell office:value-type="string" calcext:value-type="string">
            <text:p>Difficulté</text:p>
          </table:table-cell>
          <table:table-cell office:value-type="string" calcext:value-type="string">
            <text:p>37.26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string" calcext:value-type="string">
            <text:p>15041.3</text:p>
          </table:table-cell>
        </table:table-row>
      </table:table>
      <table:table table:name="UFC QuickSort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Poids Simple</text:p>
          </table:table-cell>
          <table:table-cell office:value-type="string" calcext:value-type="string">
            <text:p>Poids moyen</text:p>
          </table:table-cell>
          <table:table-cell office:value-type="string" calcext:value-type="string">
            <text:p>Poids difficile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PRODUCT([.B2:.D6];[.F2:.H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F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6:07:46.2089880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27:57.378247958</meta:creation-date>
    <dc:date>2025-10-24T16:12:11.580703757</dc:date>
    <meta:editing-duration>PT13M24S</meta:editing-duration>
    <meta:editing-cycles>5</meta:editing-cycles>
    <meta:generator>LibreOffice/24.2.7.2$Linux_X86_64 LibreOffice_project/420$Build-2</meta:generator>
    <meta:document-statistic meta:table-count="4" meta:cell-count="63" meta:object-count="0"/>
  </office:meta>
</office:document-meta>
</file>